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T1" style:family="text">
      <style:text-properties style:font-name="Times New Roman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icio de Sprint 3</text:p>
      <text:p text:style-name="Standard">Semana 8</text:p>
      <text:p text:style-name="Standard"/>
      <text:p text:style-name="Standard">Asistieron</text:p>
      <text:p text:style-name="Standard">Linda Perez</text:p>
      <text:p text:style-name="Standard">Vicente Santacoloma</text:p>
      <text:p text:style-name="Standard">Cristina Villalobos</text:p>
      <text:p text:style-name="Standard">Andreina Garcia</text:p>
      <text:p text:style-name="Standard">Daniela Ruiz</text:p>
      <text:p text:style-name="Standard">Fernando Sahmkow</text:p>
      <text:p text:style-name="Standard"/>
      <text:list xml:id="list11835895901" text:style-name="L1">
        <text:list-item>
          <text:p text:style-name="P2">Refactory de todo el codigo</text:p>
        </text:list-item>
      </text:list>
      <text:p text:style-name="Standard"><text:tab/>Todos</text:p>
      <text:p text:style-name="Standard">CONVENCIONES:</text:p>
      <text:list xml:id="list1689754399" text:style-name="L2">
        <text:list-item>
          <text:p text:style-name="P3">Todos los metodos 'crear' se llamaran create. Su template se llamara create.html</text:p>
        </text:list-item>
        <text:list-item>
          <text:p text:style-name="P3">Todos los metodos 'editar' o 'modificar' se llamaran update. Su template se llamara update.html</text:p>
        </text:list-item>
        <text:list-item>
          <text:p text:style-name="P3">Todos los metodos 'consultar' se llamaran read. Su template se llamara read.html</text:p>
        </text:list-item>
        <text:list-item>
          <text:p text:style-name="P3">Todos los metodos 'eliminar' se llamaran delete. Su template se llamara delete.html</text:p>
        </text:list-item>
        <text:list-item>
          <text:p text:style-name="P3">Todas las paginas principales de cada modelo y los gestionar se llamaran manage. Su template se llamara manage.html</text:p>
        </text:list-item>
        <text:list-item>
          <text:p text:style-name="P3">Todas las asignaciones (por ejemplo asignar metodologia a un proyecto) se llamaran add_cosaasignada. Su template se llamara add_cosaasignada.html</text:p>
        </text:list-item>
        <text:list-item>
          <text:p text:style-name="P3">Usar los FORM</text:p>
        </text:list-item>
        <text:list-item>
          <text:p text:style-name="P3">Usar los nombres de los html para las vistas</text:p>
        </text:list-item>
        <text:list-item>
          <text:p text:style-name="P3">DOCUMENTAR</text:p>
        </text:list-item>
        <text:list-item>
          <text:p text:style-name="P3">Para subir o crear artefactos sera upload_artifact y para descargarlos sera download_artifact</text:p>
        </text:list-item>
        <text:list-item>
          <text:p text:style-name="P3">Para abandonar proyecto se llamara quit.</text:p>
        </text:list-item>
        <text:list-item>
          <text:p text:style-name="P3">A TODOS ESTOS NOMBRES SE LE PONE AL FINAL _clasealacualpertenece. Por ejemplo, update_proyect para el modificar o editar proyecto.</text:p>
        </text:list-item>
      </text:list>
      <text:p text:style-name="Standard"/>
      <text:list xml:id="list755369100" text:continue-list="list11835895901" text:style-name="L1">
        <text:list-item>
          <text:p text:style-name="P2">Continuar la implementacion:</text:p>
        </text:list-item>
      </text:list>
      <text:p text:style-name="Standard"/>
      <text:p text:style-name="Standard">L: Linda</text:p>
      <text:p text:style-name="Standard">V: Vicente</text:p>
      <text:p text:style-name="Standard">DR: Daniela Ruiz</text:p>
      <text:p text:style-name="Standard">DH: Daniela Hernandez</text:p>
      <text:p text:style-name="Standard">R: Refactory individual y grupal</text:p>
      <text:p text:style-name="Standard"/>
      <text:p text:style-name="Standard"/>
      <text:p text:style-name="Standard">USUARIO</text:p>
      <text:p text:style-name="Standard">R<text:tab/>Registrar usuario</text:p>
      <text:p text:style-name="Standard">R<text:tab/>Iniciar sesion</text:p>
      <text:p text:style-name="Standard">R<text:tab/>Gestionar usuarios<text:tab/>Solo admin</text:p>
      <text:p text:style-name="Standard">V<text:tab/>Consultar perfil</text:p>
      <text:p text:style-name="Standard">Gestionar invitacion a proyecto</text:p>
      <text:p text:style-name="Standard">R<text:tab/>Modificar perfil de usuario</text:p>
      <text:p text:style-name="Standard">R(solo estructura)<text:tab/>Recuperar contraseña</text:p>
      <text:p text:style-name="Standard">Realizar busqueda</text:p>
      <text:p text:style-name="Standard"><text:soft-page-break/>V<text:tab/>Listar proyectos de participante</text:p>
      <text:p text:style-name="Standard">V<text:tab/>Listar roles de participante</text:p>
      <text:p text:style-name="Standard">V<text:tab/>Abandonar proyecto</text:p>
      <text:p text:style-name="Standard"/>
      <text:p text:style-name="Standard"/>
      <text:p text:style-name="Standard"/>
      <text:p text:style-name="Standard">METODOLOGIA</text:p>
      <text:p text:style-name="Standard">R<text:tab/>Crear metodologia</text:p>
      <text:p text:style-name="Standard">R<text:tab/>Cambiar estado de metodologia<text:tab/>Solo admin</text:p>
      <text:p text:style-name="Standard">R<text:tab/>Consultar metodologia</text:p>
      <text:p text:style-name="Standard">R<text:tab/>Modificar metodologia</text:p>
      <text:p text:style-name="Standard">R<text:tab/>Eliminar metodologia</text:p>
      <text:p text:style-name="Standard"/>
      <text:p text:style-name="Standard"/>
      <text:p text:style-name="Standard">PROCESO SW</text:p>
      <text:p text:style-name="Standard">R<text:tab/>Agregar proceso de software<text:tab/><text:tab/>Solo admin</text:p>
      <text:p text:style-name="Standard">R<text:tab/>Consultar proceso de sw</text:p>
      <text:p text:style-name="Standard">R<text:tab/>Editar proceso de sw<text:tab/><text:tab/><text:tab/>Solo admin</text:p>
      <text:p text:style-name="Standard">R<text:tab/>Eliminar proceso de sw<text:tab/><text:tab/>Solo admin</text:p>
      <text:p text:style-name="Standard"/>
      <text:p text:style-name="Standard"/>
      <text:p text:style-name="Standard">ROL</text:p>
      <text:p text:style-name="Standard">R<text:tab/>Agregar rol<text:tab/><text:tab/>Solo admin</text:p>
      <text:p text:style-name="Standard">R<text:tab/>Consultar rol</text:p>
      <text:p text:style-name="Standard">R<text:tab/>Editar rol<text:tab/><text:tab/>Solo admin</text:p>
      <text:p text:style-name="Standard">R<text:tab/>Listar participantes de un rol</text:p>
      <text:p text:style-name="Standard">Listar actividades de un rol</text:p>
      <text:p text:style-name="Standard">R<text:tab/>Eliminar rol<text:tab/><text:tab/>Solo admin</text:p>
      <text:p text:style-name="Standard"/>
      <text:p text:style-name="Standard"/>
      <text:p text:style-name="Standard">ACTIVIDAD</text:p>
      <text:p text:style-name="Standard">L<text:tab/>Crear actividad</text:p>
      <text:p text:style-name="Standard">Asignar actividad precedente</text:p>
      <text:p text:style-name="Standard">Asignar actividad sucesora</text:p>
      <text:p text:style-name="Standard">Asignar rol a participante</text:p>
      <text:p text:style-name="Standard">Agregar subactividad</text:p>
      <text:p text:style-name="Standard">L<text:tab/>Consultar actividad</text:p>
      <text:p text:style-name="Standard">Consultar act precedente</text:p>
      <text:p text:style-name="P1">Consultar act sucesora</text:p>
      <text:p text:style-name="P1">L<text:tab/>Modificar actividad</text:p>
      <text:p text:style-name="P1">Gestionar participantes de actividad</text:p>
      <text:p text:style-name="P1">Gestionar artefactos de actividad</text:p>
      <text:p text:style-name="P1">Listar roles de actividad</text:p>
      <text:p text:style-name="P1">Listar tecnicas de actividad</text:p>
      <text:p text:style-name="Standard"><text:span text:style-name="T1">DR<text:tab/>Eliminar activ</text:span>idad</text:p>
      <text:p text:style-name="Standard"/>
      <text:p text:style-name="Standard"/>
      <text:p text:style-name="Standard">TECNICA</text:p>
      <text:p text:style-name="Standard">R<text:tab/>Crear tecnica<text:tab/><text:tab/><text:tab/><text:tab/>Solo admin</text:p>
      <text:p text:style-name="Standard"><text:soft-page-break/>R<text:tab/>Consultar tecnica</text:p>
      <text:p text:style-name="Standard">R<text:tab/>Modificar tecnica<text:tab/><text:tab/><text:tab/>Solo admin</text:p>
      <text:p text:style-name="Standard">R<text:tab/>Eliminar tecnica<text:tab/><text:tab/><text:tab/>Solo admin</text:p>
      <text:p text:style-name="Standard"/>
      <text:p text:style-name="Standard"/>
      <text:p text:style-name="Standard">ARTEFACTO</text:p>
      <text:p text:style-name="Standard">R<text:tab/>Crear artefacto (incluye subirlo)</text:p>
      <text:p text:style-name="Standard">R<text:tab/>Consultar artefacto</text:p>
      <text:p text:style-name="Standard">DH<text:tab/>Modificar artefacto</text:p>
      <text:p text:style-name="Standard">DH<text:tab/>Asociar tecnica a artefacto</text:p>
      <text:p text:style-name="Standard">Descargar artefacto</text:p>
      <text:p text:style-name="Standard"/>
      <text:p text:style-name="Standard"/>
      <text:p text:style-name="Standard">PROYECTO</text:p>
      <text:p text:style-name="Standard">R<text:tab/>Crear proyecto</text:p>
      <text:p text:style-name="Standard">R<text:tab/>Asignar metodologia</text:p>
      <text:p text:style-name="Standard">R<text:tab/>Consultar proyecto</text:p>
      <text:p text:style-name="Standard">Solicitar participacion en un proyecto</text:p>
      <text:p text:style-name="Standard">Invitar participante a proyecto</text:p>
      <text:p text:style-name="Standard">Mostrar grafo de actividades</text:p>
      <text:p text:style-name="Standard">R<text:tab/>Modificar proyecto</text:p>
      <text:p text:style-name="Standard">R<text:tab/>Gestionar proyecto</text:p>
      <text:p text:style-name="Standard">Gestionar participantes de proyecto</text:p>
      <text:p text:style-name="Standard">Gestionar actividades</text:p>
      <text:p text:style-name="Standard">R<text:tab/>Eliminar proyecto</text:p>
      <text:p text:style-name="Standard">Eliminar participante de proyecto</text:p>
      <text:p text:style-name="Standard"/>
      <text:p text:style-name="Standard"/>
      <text:list xml:id="list1117324475" text:continue-numbering="true" text:style-name="L1">
        <text:list-item>
          <text:p text:style-name="P2">Completar lo realizado en Cohesion con Tecnica y rescatar la documentacion</text:p>
        </text:list-item>
      </text:list>
      <text:p text:style-name="Standard"/>
      <text:p text:style-name="Standard">Diego y Andre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ina </meta:initial-creator>
    <meta:creation-date>2012-06-08T14:23:29</meta:creation-date>
    <dc:date>2012-06-08T15:45:13</dc:date>
    <dc:creator>Andreina </dc:creator>
    <meta:editing-duration>PT30M50S</meta:editing-duration>
    <meta:editing-cycles>6</meta:editing-cycles>
    <meta:generator>LibreOffice/3.5$Linux_X86_64 LibreOffice_project/350m1$Build-2</meta:generator>
    <meta:document-statistic meta:table-count="0" meta:image-count="0" meta:object-count="0" meta:page-count="3" meta:paragraph-count="101" meta:word-count="457" meta:character-count="2846" meta:non-whitespace-character-count="2619"/>
  </office:meta>
</office:document-meta>
</file>